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22cm" table:align="left"/>
    </style:style>
    <style:style style:name="Table1.A" style:family="table-column">
      <style:table-column-properties style:column-width="1.732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4.32cm"/>
    </style:style>
    <style:style style:name="Table1.E" style:family="table-column">
      <style:table-column-properties style:column-width="5.293cm"/>
    </style:style>
    <style:style style:name="Table1.F" style:family="table-column">
      <style:table-column-properties style:column-width="5.27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1">S 192 Software Engineering II</text:span></text:p>
      <text:p text:style-name="P3">Implementation Plan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F1" office:value-type="string">
            <text:p text:style-name="P6">Remarks</text:p>
          </table:table-cell>
        </table:table-row>
        <table:table-row>
          <table:table-cell table:style-name="Table1.A2" table:number-rows-spanned="9" office:value-type="string">
            <text:p text:style-name="P5">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Plan and prepare Sprint Review Checklist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>Implementation Plan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GUI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Database for 'Create Event']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Database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Test Scorecard Result</text:p>
          </table:table-cell>
          <table:table-cell table:style-name="Table1.F2" office:value-type="string">
            <text:p text:style-name="P4">Use Test Scorecard done in CS 191</text:p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GUI] 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>Look if GUI fits mobile well</text:p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Review </text:p>
          </table:table-cell>
          <table:table-cell table:style-name="Table1.B2" office:value-type="string">
            <text:p text:style-name="P4">Camille Bacister, Mika Lenon</text:p>
          </table:table-cell>
          <table:table-cell table:style-name="Table1.B2" office:value-type="string">
            <text:p text:style-name="P4">Code Review Resul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Other activities [Demo to client]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view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print Review Documen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trospect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print Retrospect Document</text:p>
          </table:table-cell>
          <table:table-cell table:style-name="Table1.F2" office:value-type="string">
            <text:p text:style-name="P4">Link to Sprint Release Codes in GitHub</text:p>
          </table:table-cell>
        </table:table-row>
      </table:table>
      <text:p text:style-name="P2"><office:annotation><dc:date>2015-01-27T13:39:14.31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7T13:38:32.273926000</meta:creation-date>
    <dc:date>2016-01-27T23:51:17.64</dc:date>
    <meta:editing-duration>PT3H55M43S</meta:editing-duration>
    <meta:editing-cycles>21</meta:editing-cycles>
    <meta:generator>OpenOffice/4.1.2$Win32 OpenOffice.org_project/412m3$Build-9782</meta:generator>
    <meta:document-statistic meta:table-count="1" meta:image-count="0" meta:object-count="0" meta:page-count="1" meta:paragraph-count="41" meta:word-count="132" meta:character-count="839"/>
  </office:meta>
</office:document-meta>
</file>